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2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ile heights and ramp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pathfinding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Game engin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Program UI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light selected/targeted programs on board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just alpha of stealthed progra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w player proposed movement path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ize AI sight range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Enemy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player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enemy program typ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 dungeon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Create collectibl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Create tutorial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Alpha Release</text:p>
          </table:table-cell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esign corp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Beta Release</text:p>
          </table:table-cell>
        </table:table-row>
        <table:table-row table:style-name="ro1">
          <table:table-cell office:value-type="string" calcext:value-type="string">
            <text:p>unit models/sprit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Action animati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ungeon backgroun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Sound desig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ame writing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Production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00-00-00</text:date>, <text:time style:data-style-name="N2" text:time-value="17:20:50.7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19-11-26T14:19:26.914000000</dc:date>
    <meta:editing-duration>P3DT6H8M24S</meta:editing-duration>
    <meta:editing-cycles>21</meta:editing-cycles>
    <meta:document-statistic meta:table-count="1" meta:cell-count="76" meta:object-count="0"/>
  </office:meta>
</office:document-meta>
</file>